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B7VqlTuvPeyhS817BPBaPM8EGRfzfV4RKopZ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3:49:11.167739950</meta:creation-date>
    <dc:date>2023-09-12T13:49:36.884173944</dc:date>
    <meta:editing-duration>PT29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